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wentieth Century" svg:font-family="&quot;Twentieth Century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ext-properties style:font-name="Twentieth Century" style:font-name-asian="Twentieth Century" style:font-name-complex="Twentieth Century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D1EEF9"/>
      <style:text-properties style:font-name="Twentieth Century" style:font-name-asian="Twentieth Century" style:font-name-complex="Twentieth Century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1EEF9"/>
      <style:text-properties style:font-name="Twentieth Century" style:font-name-asian="Twentieth Century" style:font-name-complex="Twentieth Century"/>
    </style:style>
    <style:style style:name="ce7" style:family="table-cell" style:parent-style-name="Default" style:data-style-name="N0">
      <style:table-cell-properties fo:border="thin solid #000000" style:vertical-align="automatic" fo:background-color="#C0DAD8" style:repeat-content="false"/>
      <style:paragraph-properties fo:text-align="center"/>
      <style:text-properties style:font-name="Twentieth Century" style:font-name-asian="Twentieth Century" style:font-name-complex="Twentieth Century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background-color="#B2E3D5" style:repeat-content="false"/>
      <style:paragraph-properties fo:text-align="center"/>
      <style:text-properties style:font-name="Twentieth Century" style:font-name-asian="Twentieth Century" style:font-name-complex="Twentieth Century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75B5E4" style:repeat-content="false"/>
      <style:paragraph-properties fo:text-align="center"/>
      <style:text-properties style:font-name="Twentieth Century" style:font-name-asian="Twentieth Century" style:font-name-complex="Twentieth Century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automatic" fo:background-color="#F2F2F2" style:repeat-content="false"/>
      <style:paragraph-properties fo:text-align="center"/>
      <style:text-properties style:font-name="Twentieth Century" style:font-name-asian="Twentieth Century" style:font-name-complex="Twentieth Century"/>
    </style:style>
    <style:style style:name="ce11" style:family="table-cell" style:parent-style-name="Default" style:data-style-name="N36">
      <style:table-cell-properties fo:border="thin solid #000000" style:vertical-align="automatic" fo:background-color="#C0DAD8" style:repeat-content="false"/>
      <style:paragraph-properties fo:text-align="center"/>
      <style:text-properties style:font-name="Twentieth Century" style:font-name-asian="Twentieth Century" style:font-name-complex="Twentieth Century"/>
    </style:style>
    <style:style style:name="ce12" style:family="table-cell" style:parent-style-name="Default" style:data-style-name="N0">
      <style:table-cell-properties fo:border="thin solid #000000" style:vertical-align="automatic" fo:background-color="#C0DAD8" style:repeat-content="false"/>
      <style:paragraph-properties fo:text-align="center"/>
      <style:text-properties style:font-name="Twentieth Century" style:font-name-asian="Twentieth Century" style:font-name-complex="Twentieth Century"/>
    </style:style>
    <style:style style:name="ce13" style:family="table-cell" style:parent-style-name="Default" style:data-style-name="N36">
      <style:table-cell-properties fo:border="thin solid #000000" fo:background-color="#C0DAD8"/>
      <style:text-properties style:font-name="Twentieth Century" style:font-name-asian="Twentieth Century" style:font-name-complex="Twentieth Century"/>
    </style:style>
    <style:style style:name="ce14" style:family="table-cell" style:parent-style-name="Default" style:data-style-name="N36">
      <style:table-cell-properties fo:border="thin solid #000000" style:vertical-align="automatic" fo:background-color="#B2E3D5" style:repeat-content="false"/>
      <style:paragraph-properties fo:text-align="center"/>
      <style:text-properties style:font-name="Twentieth Century" style:font-name-asian="Twentieth Century" style:font-name-complex="Twentieth Century"/>
    </style:style>
    <style:style style:name="ce15" style:family="table-cell" style:parent-style-name="Default" style:data-style-name="N0">
      <style:table-cell-properties fo:border="thin solid #000000" style:vertical-align="automatic" fo:background-color="#B2E3D5" style:repeat-content="false"/>
      <style:paragraph-properties fo:text-align="center"/>
      <style:text-properties style:font-name="Twentieth Century" style:font-name-asian="Twentieth Century" style:font-name-complex="Twentieth Century"/>
    </style:style>
    <style:style style:name="ce16" style:family="table-cell" style:parent-style-name="Default" style:data-style-name="N36">
      <style:table-cell-properties fo:border="thin solid #000000" fo:background-color="#B2E3D5"/>
      <style:text-properties style:font-name="Twentieth Century" style:font-name-asian="Twentieth Century" style:font-name-complex="Twentieth Century"/>
    </style:style>
    <style:style style:name="ce17" style:family="table-cell" style:parent-style-name="Default" style:data-style-name="N0">
      <style:table-cell-properties fo:border="thin solid #000000" fo:background-color="#75B5E4"/>
      <style:text-properties style:font-name="Twentieth Century" style:font-name-asian="Twentieth Century" style:font-name-complex="Twentieth Century"/>
    </style:style>
    <style:style style:name="ce18" style:family="table-cell" style:parent-style-name="Default" style:data-style-name="N0">
      <style:table-cell-properties style:vertical-align="automatic" fo:background-color="#D1EEF9" style:repeat-content="false"/>
      <style:paragraph-properties fo:text-align="center"/>
      <style:text-properties fo:color="#3C7D22" style:font-name="Twentieth Century" style:font-name-asian="Twentieth Century" style:font-name-complex="Twentieth Century"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  <style:text-properties style:font-name="Twentieth Century" style:font-name-asian="Twentieth Century" style:font-name-complex="Twentieth Century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fo:background-color="#C0DAD8" style:repeat-content="false"/>
      <style:paragraph-properties fo:text-align="center"/>
      <style:text-properties style:font-name="Twentieth Century" style:font-name-asian="Twentieth Century" style:font-name-complex="Twentieth Century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style:vertical-align="automatic" fo:background-color="#B2E3D5" style:repeat-content="false"/>
      <style:paragraph-properties fo:text-align="center"/>
      <style:text-properties style:font-name="Twentieth Century" style:font-name-asian="Twentieth Century" style:font-name-complex="Twentieth Century"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automatic" fo:background-color="#75B5E4" style:repeat-content="false"/>
      <style:paragraph-properties fo:text-align="center"/>
      <style:text-properties style:font-name="Twentieth Century" style:font-name-asian="Twentieth Century" style:font-name-complex="Twentieth Century" fo:font-weight="bold" style:font-weight-asian="bold" style:font-weight-complex="bold"/>
    </style:style>
    <style:style style:name="ce23" style:family="table-cell" style:parent-style-name="Default" style:data-style-name="N38"/>
    <style:style style:name="ce24" style:family="table-cell" style:parent-style-name="Default" style:data-style-name="N42"/>
    <style:style style:name="co1" style:family="table-column">
      <style:table-column-properties fo:break-before="auto" style:column-width="11.7739583333333cm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5.50333333333333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3.254375cm"/>
    </style:style>
    <style:style style:name="co7" style:family="table-column">
      <style:table-column-properties fo:break-before="auto" style:column-width="2.83104166666667cm"/>
    </style:style>
    <style:style style:name="co8" style:family="table-column">
      <style:table-column-properties fo:break-before="auto" style:column-width="6.24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table:tab-color="#00B050" style:writing-mode="lr-tb"/>
    </style:style>
    <style:style style:name="ta2" style:family="table" style:master-page-name="mp2">
      <style:table-properties table:display="true" table:tab-color="#FF0000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ux_d_e_change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76" table:default-cell-style-name="ce1"/>
        <table:table-row table:style-name="ro1">
          <table:table-cell office:value-type="string" table:number-columns-spanned="3" table:number-rows-spanned="1" table:style-name="ce3">
            <text:p>Taux de change du Dinar Tunisien</text:p>
          </table:table-cell>
          <table:covered-table-cell table:number-columns-repeated="2"/>
          <table:table-cell table:style-name="ce2"/>
          <table:table-cell table:style-name="ce1"/>
          <table:table-cell office:value-type="string" table:number-columns-spanned="2" table:number-rows-spanned="1" table:style-name="ce3">
            <text:p>Temps par rapport à GMT</text:p>
          </table:table-cell>
          <table:covered-table-cell/>
          <table:table-cell table:number-columns-repeated="16377"/>
        </table:table-row>
        <table:table-row table:style-name="ro1">
          <table:table-cell office:value-type="string" table:style-name="ce1">
            <text:p>Pays</text:p>
          </table:table-cell>
          <table:table-cell office:value-type="string" table:style-name="ce1">
            <text:p>Monnaie</text:p>
          </table:table-cell>
          <table:table-cell office:value-type="string" table:style-name="ce1">
            <text:p>Taux de change</text:p>
          </table:table-cell>
          <table:table-cell table:number-columns-repeated="2" table:style-name="ce1"/>
          <table:table-cell office:value-type="string" table:style-name="ce1">
            <text:p>Pays</text:p>
          </table:table-cell>
          <table:table-cell office:value-type="string" table:style-name="ce1">
            <text:p>Horrair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ance</text:p>
          </table:table-cell>
          <table:table-cell office:value-type="string" table:style-name="ce1">
            <text:p>Euro</text:p>
          </table:table-cell>
          <table:table-cell office:value-type="float" office:value="0.48" table:style-name="ce1">
            <text:p>0.48</text:p>
          </table:table-cell>
          <table:table-cell table:number-columns-repeated="2" table:style-name="ce1"/>
          <table:table-cell office:value-type="string" table:style-name="ce1">
            <text:p>Japan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ance</text:p>
          </table:table-cell>
          <table:table-cell office:value-type="string" table:style-name="ce1">
            <text:p>Euro</text:p>
          </table:table-cell>
          <table:table-cell office:value-type="float" office:value="0.47" table:style-name="ce1">
            <text:p>0.47</text:p>
          </table:table-cell>
          <table:table-cell table:number-columns-repeated="2" table:style-name="ce1"/>
          <table:table-cell office:value-type="string" table:style-name="ce1">
            <text:p>Emirates Arabes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ance</text:p>
          </table:table-cell>
          <table:table-cell office:value-type="string" table:style-name="ce1">
            <text:p>Euro</text:p>
          </table:table-cell>
          <table:table-cell office:value-type="float" office:value="0.46" table:style-name="ce1">
            <text:p>0.46</text:p>
          </table:table-cell>
          <table:table-cell table:number-columns-repeated="2" table:style-name="ce1"/>
          <table:table-cell office:value-type="string" table:style-name="ce1">
            <text:p>Tunisie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ance</text:p>
          </table:table-cell>
          <table:table-cell office:value-type="string" table:style-name="ce1">
            <text:p>Euro</text:p>
          </table:table-cell>
          <table:table-cell office:value-type="float" office:value="0.45" table:style-name="ce1">
            <text:p>0.45</text:p>
          </table:table-cell>
          <table:table-cell table:number-columns-repeated="2" table:style-name="ce1"/>
          <table:table-cell office:value-type="string" table:style-name="ce1">
            <text:p>France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table:number-columns-repeated="5" table:style-name="ce1"/>
          <table:table-cell office:value-type="string" table:style-name="ce1">
            <text:p>Etas Unis</text:p>
          </table:table-cell>
          <table:table-cell office:value-type="float" office:value="-6" table:style-name="ce1">
            <text:p>-6</text:p>
          </table:table-cell>
          <table:table-cell table:number-columns-repeated="16377"/>
        </table:table-row>
        <table:table-row table:number-rows-repeated="1048569" table:style-name="ro2">
          <table:table-cell table:number-columns-repeated="16384"/>
        </table:table-row>
      </table:table>
      <table:table table:name="Balance" table:style-name="ta2">
        <table:table-column table:style-name="co7" table:number-columns-repeated="9" table:default-cell-style-name="ce1"/>
        <table:table-column table:style-name="co3" table:default-cell-style-name="ce1"/>
        <table:table-column table:style-name="co8" table:default-cell-style-name="ce1"/>
        <table:table-column table:style-name="co3" table:number-columns-repeated="16373" table:default-cell-style-name="ce1"/>
        <table:table-row table:style-name="ro1">
          <table:table-cell table:number-columns-repeated="10" table:style-name="ce1"/>
          <table:table-cell office:value-type="string" table:number-columns-spanned="2" table:number-rows-spanned="1" table:style-name="ce18">
            <text:p>BALANCE TUNISIE</text:p>
          </table:table-cell>
          <table:covered-table-cell/>
          <table:table-cell table:number-columns-repeated="16372"/>
        </table:table-row>
        <table:table-row table:style-name="ro1">
          <table:table-cell table:number-columns-repeated="10" table:style-name="ce1"/>
          <table:table-cell office:value-type="string" table:style-name="ce4">
            <text:p>Date:</text:p>
          </table:table-cell>
          <table:table-cell office:value-type="date" office:date-value="2024-10-31T00:00:00" table:formula="of:=TODAY()" table:style-name="ce23">
            <text:p>31-10-24</text:p>
          </table:table-cell>
          <table:table-cell table:number-columns-repeated="16372"/>
        </table:table-row>
        <table:table-row table:style-name="ro1">
          <table:table-cell table:number-columns-repeated="10" table:style-name="ce1"/>
          <table:table-cell office:value-type="string" table:style-name="ce4">
            <text:p>Heure:<text:s/></text:p>
          </table:table-cell>
          <table:table-cell office:value-type="time" office:time-value="PT1094316H15M15S" table:formula="of:=NOW()" table:style-name="ce24">
            <text:p>12:15:16</text:p>
          </table:table-cell>
          <table:table-cell table:number-columns-repeated="16372"/>
        </table:table-row>
        <table:table-row table:style-name="ro1">
          <table:table-cell table:number-columns-repeated="10" table:style-name="ce1"/>
          <table:table-cell office:value-type="string" table:style-name="ce5">
            <text:p>Balance globale</text:p>
          </table:table-cell>
          <table:table-cell office:value-type="float" office:value="26.277859436294939" table:formula="of:=SUM([.$I$7:.$I$10])" table:style-name="ce6">
            <text:p>26.27785944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2" table:style-name="ce19">
            <text:p>Produit</text:p>
          </table:table-cell>
          <table:table-cell office:value-type="string" table:number-columns-spanned="3" table:number-rows-spanned="1" table:style-name="ce20">
            <text:p>Achat</text:p>
          </table:table-cell>
          <table:covered-table-cell table:number-columns-repeated="2"/>
          <table:table-cell office:value-type="string" table:number-columns-spanned="3" table:number-rows-spanned="1" table:style-name="ce21">
            <text:p>Vente</text:p>
          </table:table-cell>
          <table:covered-table-cell table:number-columns-repeated="2"/>
          <table:table-cell office:value-type="string" table:number-columns-spanned="2" table:number-rows-spanned="1" table:style-name="ce22">
            <text:p>Balance</text:p>
          </table:table-cell>
          <table:covered-table-cell/>
          <table:table-cell table:style-name="ce1"/>
          <table:table-cell office:value-type="string" table:style-name="ce5">
            <text:p>Meilleure balance</text:p>
          </table:table-cell>
          <table:table-cell office:value-type="float" office:value="27.713920817369107" table:formula="of:=MAX([.$I$7:.$I$10])" table:style-name="ce6">
            <text:p>27.71392082</text:p>
          </table:table-cell>
          <table:table-cell table:number-columns-repeated="16372"/>
        </table:table-row>
        <table:table-row table:style-name="ro1">
          <table:covered-table-cell/>
          <table:table-cell office:value-type="string" table:style-name="ce7">
            <text:p>Prix unitaire</text:p>
          </table:table-cell>
          <table:table-cell office:value-type="string" table:style-name="ce7">
            <text:p>Quantité</text:p>
          </table:table-cell>
          <table:table-cell office:value-type="string" table:style-name="ce7">
            <text:p>Prix</text:p>
          </table:table-cell>
          <table:table-cell office:value-type="string" table:style-name="ce8">
            <text:p>Prix univtaire</text:p>
          </table:table-cell>
          <table:table-cell office:value-type="string" table:style-name="ce8">
            <text:p>Quantité</text:p>
          </table:table-cell>
          <table:table-cell office:value-type="string" table:style-name="ce8">
            <text:p>Prix</text:p>
          </table:table-cell>
          <table:table-cell office:value-type="string" table:style-name="ce9">
            <text:p>Statut</text:p>
          </table:table-cell>
          <table:table-cell office:value-type="string" table:style-name="ce9">
            <text:p>Taux</text:p>
          </table:table-cell>
          <table:table-cell table:style-name="ce1"/>
          <table:table-cell office:value-type="string" table:style-name="ce5">
            <text:p>Pire balance</text:p>
          </table:table-cell>
          <table:table-cell office:value-type="float" office:value="-9.5652173913043459" table:formula="of:=MIN([.$I$7:.$I$10])" table:style-name="ce6">
            <text:p>-9.565217391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P1</text:p>
          </table:table-cell>
          <table:table-cell office:value-type="float" office:value="0.25" table:style-name="ce11">
            <text:p>0.250</text:p>
          </table:table-cell>
          <table:table-cell office:value-type="float" office:value="23" table:style-name="ce12">
            <text:p>23</text:p>
          </table:table-cell>
          <table:table-cell office:value-type="float" office:value="5.75" table:formula="of:=[.B7]*[.C7]" table:style-name="ce13">
            <text:p>5.750</text:p>
          </table:table-cell>
          <table:table-cell office:value-type="float" office:value="0.26" table:style-name="ce14">
            <text:p>0.260</text:p>
          </table:table-cell>
          <table:table-cell office:value-type="float" office:value="20" table:style-name="ce15">
            <text:p>20</text:p>
          </table:table-cell>
          <table:table-cell office:value-type="float" office:value="5.2" table:formula="of:=[.E7]*[.F7]" table:style-name="ce16">
            <text:p>5.200</text:p>
          </table:table-cell>
          <table:table-cell office:value-type="string" office:string-value="Perte" table:formula="of:=IF([.G7]&gt;[.D7];&quot;Gain&quot;;&quot;Perte&quot;)" table:style-name="ce17">
            <text:p>Perte</text:p>
          </table:table-cell>
          <table:table-cell office:value-type="float" office:value="-9.5652173913043459" table:formula="of:=(([.G7]-[.D7])/[.D7]) *100" table:style-name="ce17">
            <text:p>-9.565217391</text:p>
          </table:table-cell>
          <table:table-cell table:style-name="ce1"/>
          <table:table-cell office:value-type="string" table:style-name="ce5">
            <text:p>Balance moyenne</text:p>
          </table:table-cell>
          <table:table-cell office:value-type="float" office:value="6.5694648590737348" table:formula="of:=SUM([.$I$7:.$I$10])/4" table:style-name="ce6">
            <text:p>6.569464859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P2</text:p>
          </table:table-cell>
          <table:table-cell office:value-type="float" office:value="0.57999999999999996" table:style-name="ce11">
            <text:p>0.580</text:p>
          </table:table-cell>
          <table:table-cell office:value-type="float" office:value="54" table:style-name="ce12">
            <text:p>54</text:p>
          </table:table-cell>
          <table:table-cell office:value-type="float" office:value="31.319999999999997" table:formula="of:=[.B8]*[.C8]" table:style-name="ce13">
            <text:p>31.320</text:p>
          </table:table-cell>
          <table:table-cell office:value-type="float" office:value="0.8" table:style-name="ce14">
            <text:p>0.800</text:p>
          </table:table-cell>
          <table:table-cell office:value-type="float" office:value="50" table:style-name="ce15">
            <text:p>50</text:p>
          </table:table-cell>
          <table:table-cell office:value-type="float" office:value="40" table:formula="of:=[.E8]*[.F8]" table:style-name="ce16">
            <text:p>40.000</text:p>
          </table:table-cell>
          <table:table-cell office:value-type="string" office:string-value="Gain" table:formula="of:=IF([.G8]&gt;[.D8];&quot;Gain&quot;;&quot;Perte&quot;)" table:style-name="ce17">
            <text:p>Gain</text:p>
          </table:table-cell>
          <table:table-cell office:value-type="float" office:value="27.713920817369107" table:formula="of:=(([.G8]-[.D8])/[.D8]) *100" table:style-name="ce17">
            <text:p>27.71392082</text:p>
          </table:table-cell>
          <table:table-cell table:style-name="ce1"/>
          <table:table-cell office:value-type="string" table:style-name="ce5">
            <text:p>Nombre de produits avec gain</text:p>
          </table:table-cell>
          <table:table-cell office:value-type="float" office:value="7" table:formula="of:=COUNTIF([.$H$7:.$H$16];&quot;Gain&quot;)" table:style-name="ce6">
            <text:p>7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P3</text:p>
          </table:table-cell>
          <table:table-cell office:value-type="float" office:value="1.6" table:style-name="ce11">
            <text:p>1.600</text:p>
          </table:table-cell>
          <table:table-cell office:value-type="float" office:value="46" table:style-name="ce12">
            <text:p>46</text:p>
          </table:table-cell>
          <table:table-cell office:value-type="float" office:value="73.600000000000009" table:formula="of:=[.B9]*[.C9]" table:style-name="ce13">
            <text:p>73.600</text:p>
          </table:table-cell>
          <table:table-cell office:value-type="float" office:value="1.8" table:style-name="ce14">
            <text:p>1.800</text:p>
          </table:table-cell>
          <table:table-cell office:value-type="float" office:value="42" table:style-name="ce15">
            <text:p>42</text:p>
          </table:table-cell>
          <table:table-cell office:value-type="float" office:value="75.600000000000009" table:formula="of:=[.E9]*[.F9]" table:style-name="ce16">
            <text:p>75.600</text:p>
          </table:table-cell>
          <table:table-cell office:value-type="string" office:string-value="Gain" table:formula="of:=IF([.G9]&gt;[.D9];&quot;Gain&quot;;&quot;Perte&quot;)" table:style-name="ce17">
            <text:p>Gain</text:p>
          </table:table-cell>
          <table:table-cell office:value-type="float" office:value="2.7173913043478257" table:formula="of:=(([.G9]-[.D9])/[.D9]) *100" table:style-name="ce17">
            <text:p>2.717391304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0">
            <text:p>P4</text:p>
          </table:table-cell>
          <table:table-cell office:value-type="float" office:value="1.25" table:style-name="ce11">
            <text:p>1.250</text:p>
          </table:table-cell>
          <table:table-cell office:value-type="float" office:value="85" table:style-name="ce12">
            <text:p>85</text:p>
          </table:table-cell>
          <table:table-cell office:value-type="float" office:value="106.25" table:formula="of:=[.B10]*[.C10]" table:style-name="ce13">
            <text:p>106.250</text:p>
          </table:table-cell>
          <table:table-cell office:value-type="float" office:value="1.6" table:style-name="ce14">
            <text:p>1.600</text:p>
          </table:table-cell>
          <table:table-cell office:value-type="float" office:value="70" table:style-name="ce15">
            <text:p>70</text:p>
          </table:table-cell>
          <table:table-cell office:value-type="float" office:value="112" table:formula="of:=[.E10]*[.F10]" table:style-name="ce16">
            <text:p>112.000</text:p>
          </table:table-cell>
          <table:table-cell office:value-type="string" office:string-value="Gain" table:formula="of:=IF([.G10]&gt;[.D10];&quot;Gain&quot;;&quot;Perte&quot;)" table:style-name="ce17">
            <text:p>Gain</text:p>
          </table:table-cell>
          <table:table-cell office:value-type="float" office:value="5.4117647058823524" table:formula="of:=(([.G10]-[.D10])/[.D10]) *100" table:style-name="ce17">
            <text:p>5.411764706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10">
            <text:p>P5</text:p>
          </table:table-cell>
          <table:table-cell office:value-type="float" office:value="3.68" table:style-name="ce11">
            <text:p>3.680</text:p>
          </table:table-cell>
          <table:table-cell office:value-type="float" office:value="25" table:style-name="ce12">
            <text:p>25</text:p>
          </table:table-cell>
          <table:table-cell office:value-type="float" office:value="92" table:formula="of:=[.B11]*[.C11]" table:style-name="ce13">
            <text:p>92.000</text:p>
          </table:table-cell>
          <table:table-cell office:value-type="float" office:value="3.8" table:style-name="ce14">
            <text:p>3.800</text:p>
          </table:table-cell>
          <table:table-cell office:value-type="float" office:value="20" table:style-name="ce15">
            <text:p>20</text:p>
          </table:table-cell>
          <table:table-cell office:value-type="float" office:value="76" table:formula="of:=[.E11]*[.F11]" table:style-name="ce16">
            <text:p>76.000</text:p>
          </table:table-cell>
          <table:table-cell office:value-type="string" office:string-value="Perte" table:formula="of:=IF([.G11]&gt;[.D11];&quot;Gain&quot;;&quot;Perte&quot;)" table:style-name="ce17">
            <text:p>Perte</text:p>
          </table:table-cell>
          <table:table-cell office:value-type="float" office:value="-17.391304347826086" table:formula="of:=(([.G11]-[.D11])/[.D11]) *100" table:style-name="ce17">
            <text:p>-17.39130435</text:p>
          </table:table-cell>
          <table:table-cell table:style-name="ce1"/>
          <table:table-cell office:value-type="string" table:number-columns-spanned="2" table:number-rows-spanned="1" table:style-name="ce18">
            <text:p>BALANCE France</text:p>
          </table:table-cell>
          <table:covered-table-cell/>
          <table:table-cell table:number-columns-repeated="16372"/>
        </table:table-row>
        <table:table-row table:style-name="ro1">
          <table:table-cell office:value-type="string" table:style-name="ce10">
            <text:p>P6</text:p>
          </table:table-cell>
          <table:table-cell office:value-type="float" office:value="0.12" table:style-name="ce11">
            <text:p>0.120</text:p>
          </table:table-cell>
          <table:table-cell office:value-type="float" office:value="42" table:style-name="ce12">
            <text:p>42</text:p>
          </table:table-cell>
          <table:table-cell office:value-type="float" office:value="5.04" table:formula="of:=[.B12]*[.C12]" table:style-name="ce13">
            <text:p>5.040</text:p>
          </table:table-cell>
          <table:table-cell office:value-type="float" office:value="0.2" table:style-name="ce14">
            <text:p>0.200</text:p>
          </table:table-cell>
          <table:table-cell office:value-type="float" office:value="42" table:style-name="ce15">
            <text:p>42</text:p>
          </table:table-cell>
          <table:table-cell office:value-type="float" office:value="8.4" table:formula="of:=[.E12]*[.F12]" table:style-name="ce16">
            <text:p>8.400</text:p>
          </table:table-cell>
          <table:table-cell office:value-type="string" office:string-value="Gain" table:formula="of:=IF([.G12]&gt;[.D12];&quot;Gain&quot;;&quot;Perte&quot;)" table:style-name="ce17">
            <text:p>Gain</text:p>
          </table:table-cell>
          <table:table-cell office:value-type="float" office:value="66.666666666666671" table:formula="of:=(([.G12]-[.D12])/[.D12]) *100" table:style-name="ce17">
            <text:p>66.66666667</text:p>
          </table:table-cell>
          <table:table-cell table:style-name="ce1"/>
          <table:table-cell office:value-type="string" table:style-name="ce4">
            <text:p>Date:</text:p>
          </table:table-cell>
          <table:table-cell office:value-type="date" office:date-value="2024-10-31T00:00:00" table:formula="of:=TODAY()" table:style-name="ce23">
            <text:p>31-10-24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P7</text:p>
          </table:table-cell>
          <table:table-cell office:value-type="float" office:value="0.2" table:style-name="ce11">
            <text:p>0.200</text:p>
          </table:table-cell>
          <table:table-cell office:value-type="float" office:value="16" table:style-name="ce12">
            <text:p>16</text:p>
          </table:table-cell>
          <table:table-cell office:value-type="float" office:value="3.2" table:formula="of:=[.B13]*[.C13]" table:style-name="ce13">
            <text:p>3.200</text:p>
          </table:table-cell>
          <table:table-cell office:value-type="float" office:value="0.35" table:style-name="ce14">
            <text:p>0.350</text:p>
          </table:table-cell>
          <table:table-cell office:value-type="float" office:value="12" table:style-name="ce15">
            <text:p>12</text:p>
          </table:table-cell>
          <table:table-cell office:value-type="float" office:value="4.1999999999999993" table:formula="of:=[.E13]*[.F13]" table:style-name="ce16">
            <text:p>4.200</text:p>
          </table:table-cell>
          <table:table-cell office:value-type="string" office:string-value="Gain" table:formula="of:=IF([.G13]&gt;[.D13];&quot;Gain&quot;;&quot;Perte&quot;)" table:style-name="ce17">
            <text:p>Gain</text:p>
          </table:table-cell>
          <table:table-cell office:value-type="float" office:value="31.249999999999972" table:formula="of:=(([.G13]-[.D13])/[.D13]) *100" table:style-name="ce17">
            <text:p>31.25</text:p>
          </table:table-cell>
          <table:table-cell table:style-name="ce1"/>
          <table:table-cell office:value-type="string" table:style-name="ce4">
            <text:p>Heure:<text:s/></text:p>
          </table:table-cell>
          <table:table-cell office:value-type="time" office:time-value="PT1094317H15M15S" table:formula="of:=NOW() + TIME([Taux_d_e_change.G6];0;0)" table:style-name="ce24">
            <text:p>13:15:16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P8</text:p>
          </table:table-cell>
          <table:table-cell office:value-type="float" office:value="0.65" table:style-name="ce11">
            <text:p>0.650</text:p>
          </table:table-cell>
          <table:table-cell office:value-type="float" office:value="12" table:style-name="ce12">
            <text:p>12</text:p>
          </table:table-cell>
          <table:table-cell office:value-type="float" office:value="7.8000000000000007" table:formula="of:=[.B14]*[.C14]" table:style-name="ce13">
            <text:p>7.800</text:p>
          </table:table-cell>
          <table:table-cell office:value-type="float" office:value="0.7" table:style-name="ce14">
            <text:p>0.700</text:p>
          </table:table-cell>
          <table:table-cell office:value-type="float" office:value="8" table:style-name="ce15">
            <text:p>8</text:p>
          </table:table-cell>
          <table:table-cell office:value-type="float" office:value="5.6" table:formula="of:=[.E14]*[.F14]" table:style-name="ce16">
            <text:p>5.600</text:p>
          </table:table-cell>
          <table:table-cell office:value-type="string" office:string-value="Perte" table:formula="of:=IF([.G14]&gt;[.D14];&quot;Gain&quot;;&quot;Perte&quot;)" table:style-name="ce17">
            <text:p>Perte</text:p>
          </table:table-cell>
          <table:table-cell office:value-type="float" office:value="-28.205128205128215" table:formula="of:=(([.G14]-[.D14])/[.D14]) *100" table:style-name="ce17">
            <text:p>-28.20512821</text:p>
          </table:table-cell>
          <table:table-cell table:style-name="ce1"/>
          <table:table-cell office:value-type="string" table:style-name="ce5">
            <text:p>Balance globale</text:p>
          </table:table-cell>
          <table:table-cell office:value-type="float" office:value="26.277859436294939" table:formula="of:=SUM([.$I$7:.$I$10])" table:style-name="ce6">
            <text:p>26.27785944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P9</text:p>
          </table:table-cell>
          <table:table-cell office:value-type="float" office:value="0.7" table:style-name="ce11">
            <text:p>0.700</text:p>
          </table:table-cell>
          <table:table-cell office:value-type="float" office:value="2" table:style-name="ce12">
            <text:p>2</text:p>
          </table:table-cell>
          <table:table-cell office:value-type="float" office:value="1.4" table:formula="of:=[.B15]*[.C15]" table:style-name="ce13">
            <text:p>1.400</text:p>
          </table:table-cell>
          <table:table-cell office:value-type="float" office:value="1.5" table:style-name="ce14">
            <text:p>1.500</text:p>
          </table:table-cell>
          <table:table-cell office:value-type="float" office:value="1" table:style-name="ce15">
            <text:p>1</text:p>
          </table:table-cell>
          <table:table-cell office:value-type="float" office:value="1.5" table:formula="of:=[.E15]*[.F15]" table:style-name="ce16">
            <text:p>1.500</text:p>
          </table:table-cell>
          <table:table-cell office:value-type="string" office:string-value="Gain" table:formula="of:=IF([.G15]&gt;[.D15];&quot;Gain&quot;;&quot;Perte&quot;)" table:style-name="ce17">
            <text:p>Gain</text:p>
          </table:table-cell>
          <table:table-cell office:value-type="float" office:value="7.1428571428571495" table:formula="of:=(([.G15]-[.D15])/[.D15]) *100" table:style-name="ce17">
            <text:p>7.142857143</text:p>
          </table:table-cell>
          <table:table-cell table:style-name="ce1"/>
          <table:table-cell office:value-type="string" table:style-name="ce5">
            <text:p>Meilleure balance</text:p>
          </table:table-cell>
          <table:table-cell office:value-type="float" office:value="27.713920817369107" table:formula="of:=MAX([.$I$7:.$I$10])" table:style-name="ce6">
            <text:p>27.71392082</text:p>
          </table:table-cell>
          <table:table-cell table:number-columns-repeated="16372"/>
        </table:table-row>
        <table:table-row table:style-name="ro1">
          <table:table-cell office:value-type="string" table:style-name="ce10">
            <text:p>P10</text:p>
          </table:table-cell>
          <table:table-cell office:value-type="float" office:value="1.6" table:style-name="ce11">
            <text:p>1.600</text:p>
          </table:table-cell>
          <table:table-cell office:value-type="float" office:value="9" table:style-name="ce12">
            <text:p>9</text:p>
          </table:table-cell>
          <table:table-cell office:value-type="float" office:value="14.4" table:formula="of:=[.B16]*[.C16]" table:style-name="ce13">
            <text:p>14.400</text:p>
          </table:table-cell>
          <table:table-cell office:value-type="float" office:value="2.6" table:style-name="ce14">
            <text:p>2.600</text:p>
          </table:table-cell>
          <table:table-cell office:value-type="float" office:value="6" table:style-name="ce15">
            <text:p>6</text:p>
          </table:table-cell>
          <table:table-cell office:value-type="float" office:value="15.600000000000001" table:formula="of:=[.E16]*[.F16]" table:style-name="ce16">
            <text:p>15.600</text:p>
          </table:table-cell>
          <table:table-cell office:value-type="string" office:string-value="Gain" table:formula="of:=IF([.G16]&gt;[.D16];&quot;Gain&quot;;&quot;Perte&quot;)" table:style-name="ce17">
            <text:p>Gain</text:p>
          </table:table-cell>
          <table:table-cell office:value-type="float" office:value="8.333333333333341" table:formula="of:=(([.G16]-[.D16])/[.D16]) *100" table:style-name="ce17">
            <text:p>8.333333333</text:p>
          </table:table-cell>
          <table:table-cell table:style-name="ce1"/>
          <table:table-cell office:value-type="string" table:style-name="ce5">
            <text:p>Pire balance</text:p>
          </table:table-cell>
          <table:table-cell office:value-type="float" office:value="-9.5652173913043459" table:formula="of:=MIN([.$I$7:.$I$10])" table:style-name="ce6">
            <text:p>-9.565217391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string" table:style-name="ce5">
            <text:p>Balance moyenne</text:p>
          </table:table-cell>
          <table:table-cell office:value-type="float" office:value="6.5694648590737348" table:formula="of:=SUM([.$I$7:.$I$10])/4" table:style-name="ce6">
            <text:p>6.569464859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string" table:style-name="ce5">
            <text:p>Nombre de produits avec gain</text:p>
          </table:table-cell>
          <table:table-cell office:value-type="float" office:value="7" table:formula="of:=COUNTIF([.$H$7:.$H$16];&quot;Gain&quot;)" table:style-name="ce6">
            <text:p>7</text:p>
          </table:table-cell>
          <table:table-cell table:number-columns-repeated="16372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number-columns-repeated="10"/>
          <table:table-cell office:value-type="string" table:number-columns-spanned="2" table:number-rows-spanned="1" table:style-name="ce18">
            <text:p>BALANCE JAPAN</text:p>
          </table:table-cell>
          <table:covered-table-cell/>
          <table:table-cell table:number-columns-repeated="16372"/>
        </table:table-row>
        <table:table-row table:style-name="ro1">
          <table:table-cell table:number-columns-repeated="10"/>
          <table:table-cell office:value-type="string" table:style-name="ce4">
            <text:p>Date:</text:p>
          </table:table-cell>
          <table:table-cell office:value-type="date" office:date-value="2024-10-31T00:00:00" table:formula="of:=TODAY()" table:style-name="ce23">
            <text:p>31-10-24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string" table:style-name="ce4">
            <text:p>Heure:<text:s/></text:p>
          </table:table-cell>
          <table:table-cell office:value-type="time" office:time-value="PT1094325H15M15S" table:formula="of:=NOW() + TIME([Taux_d_e_change.G3];0;0)" table:style-name="ce24">
            <text:p>21:15:16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string" table:style-name="ce5">
            <text:p>Balance globale</text:p>
          </table:table-cell>
          <table:table-cell office:value-type="float" office:value="26.277859436294939" table:formula="of:=SUM([.$I$7:.$I$10])" table:style-name="ce6">
            <text:p>26.27785944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string" table:style-name="ce5">
            <text:p>Meilleure balance</text:p>
          </table:table-cell>
          <table:table-cell office:value-type="float" office:value="27.713920817369107" table:formula="of:=MAX([.$I$7:.$I$10])" table:style-name="ce6">
            <text:p>27.71392082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string" table:style-name="ce5">
            <text:p>Pire balance</text:p>
          </table:table-cell>
          <table:table-cell office:value-type="float" office:value="-9.5652173913043459" table:formula="of:=MIN([.$I$7:.$I$10])" table:style-name="ce6">
            <text:p>-9.565217391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string" table:style-name="ce5">
            <text:p>Balance moyenne</text:p>
          </table:table-cell>
          <table:table-cell office:value-type="float" office:value="6.5694648590737348" table:formula="of:=SUM([.$I$7:.$I$10])/4" table:style-name="ce6">
            <text:p>6.569464859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string" table:style-name="ce5">
            <text:p>Nombre de produits avec gain</text:p>
          </table:table-cell>
          <table:table-cell office:value-type="float" office:value="7" table:formula="of:=COUNTIF([.$H$7:.$H$16];&quot;Gain&quot;)" table:style-name="ce6">
            <text:p>7</text:p>
          </table:table-cell>
          <table:table-cell table:number-columns-repeated="16372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number-columns-repeated="10"/>
          <table:table-cell office:value-type="string" table:number-columns-spanned="2" table:number-rows-spanned="1" table:style-name="ce18">
            <text:p>BALANCE USA</text:p>
          </table:table-cell>
          <table:covered-table-cell/>
          <table:table-cell table:number-columns-repeated="16372"/>
        </table:table-row>
        <table:table-row table:style-name="ro1">
          <table:table-cell table:number-columns-repeated="10"/>
          <table:table-cell office:value-type="string" table:style-name="ce4">
            <text:p>Date:</text:p>
          </table:table-cell>
          <table:table-cell office:value-type="date" office:date-value="2024-10-31T00:00:00" table:formula="of:=TODAY()" table:style-name="ce23">
            <text:p>31-10-24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string" table:style-name="ce4">
            <text:p>Heure:<text:s/></text:p>
          </table:table-cell>
          <table:table-cell office:value-type="time" office:time-value="PT1094310H15M15S" table:formula="of:=NOW() - TIME(ABS([Taux_d_e_change.G7]);0;0)" table:style-name="ce24">
            <text:p>6:15:16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string" table:style-name="ce5">
            <text:p>Balance globale</text:p>
          </table:table-cell>
          <table:table-cell office:value-type="float" office:value="26.277859436294939" table:formula="of:=SUM([.$I$7:.$I$10])" table:style-name="ce6">
            <text:p>26.27785944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string" table:style-name="ce5">
            <text:p>Meilleure balance</text:p>
          </table:table-cell>
          <table:table-cell office:value-type="float" office:value="27.713920817369107" table:formula="of:=MAX([.$I$7:.$I$10])" table:style-name="ce6">
            <text:p>27.71392082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string" table:style-name="ce5">
            <text:p>Pire balance</text:p>
          </table:table-cell>
          <table:table-cell office:value-type="float" office:value="-9.5652173913043459" table:formula="of:=MIN([.$I$7:.$I$10])" table:style-name="ce6">
            <text:p>-9.565217391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string" table:style-name="ce5">
            <text:p>Balance moyenne</text:p>
          </table:table-cell>
          <table:table-cell office:value-type="float" office:value="6.5694648590737348" table:formula="of:=SUM([.$I$7:.$I$10])/4" table:style-name="ce6">
            <text:p>6.569464859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string" table:style-name="ce5">
            <text:p>Nombre de produits avec gain</text:p>
          </table:table-cell>
          <table:table-cell office:value-type="float" office:value="7" table:formula="of:=COUNTIF([.$H$7:.$H$16];&quot;Gain&quot;)" table:style-name="ce6">
            <text:p>7</text:p>
          </table:table-cell>
          <table:table-cell table:number-columns-repeated="16372"/>
        </table:table-row>
        <table:table-row table:number-rows-repeated="2" table:style-name="ro2">
          <table:table-cell table:number-columns-repeated="16384"/>
        </table:table-row>
        <table:table-row table:style-name="ro1">
          <table:table-cell table:number-columns-repeated="10"/>
          <table:table-cell office:value-type="string" table:number-columns-spanned="2" table:number-rows-spanned="1" table:style-name="ce18">
            <text:p>BALANCE UAE</text:p>
          </table:table-cell>
          <table:covered-table-cell/>
          <table:table-cell table:number-columns-repeated="16372"/>
        </table:table-row>
        <table:table-row table:style-name="ro1">
          <table:table-cell table:number-columns-repeated="10"/>
          <table:table-cell office:value-type="string" table:style-name="ce4">
            <text:p>Date:</text:p>
          </table:table-cell>
          <table:table-cell office:value-type="date" office:date-value="2024-10-31T00:00:00" table:formula="of:=TODAY()" table:style-name="ce23">
            <text:p>31-10-24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string" table:style-name="ce4">
            <text:p>Heure:<text:s/></text:p>
          </table:table-cell>
          <table:table-cell office:value-type="time" office:time-value="PT1094320H15M15S" table:formula="of:=NOW() + TIME([Taux_d_e_change.G4];0;0)" table:style-name="ce24">
            <text:p>16:15:16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string" table:style-name="ce5">
            <text:p>Balance globale</text:p>
          </table:table-cell>
          <table:table-cell office:value-type="float" office:value="26.277859436294939" table:formula="of:=SUM([.$I$7:.$I$10])" table:style-name="ce6">
            <text:p>26.27785944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string" table:style-name="ce5">
            <text:p>Meilleure balance</text:p>
          </table:table-cell>
          <table:table-cell office:value-type="float" office:value="27.713920817369107" table:formula="of:=MAX([.$I$7:.$I$10])" table:style-name="ce6">
            <text:p>27.71392082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string" table:style-name="ce5">
            <text:p>Pire balance</text:p>
          </table:table-cell>
          <table:table-cell office:value-type="float" office:value="-9.5652173913043459" table:formula="of:=MIN([.$I$7:.$I$10])" table:style-name="ce6">
            <text:p>-9.565217391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string" table:style-name="ce5">
            <text:p>Balance moyenne</text:p>
          </table:table-cell>
          <table:table-cell office:value-type="float" office:value="6.5694648590737348" table:formula="of:=SUM([.$I$7:.$I$10])/4" table:style-name="ce6">
            <text:p>6.569464859</text:p>
          </table:table-cell>
          <table:table-cell table:number-columns-repeated="16372"/>
        </table:table-row>
        <table:table-row table:style-name="ro1">
          <table:table-cell table:number-columns-repeated="10"/>
          <table:table-cell office:value-type="string" table:style-name="ce5">
            <text:p>Nombre de produits avec gain</text:p>
          </table:table-cell>
          <table:table-cell office:value-type="float" office:value="7" table:formula="of:=COUNTIF([.$H$7:.$H$16];&quot;Gain&quot;)" table:style-name="ce6">
            <text:p>7</text:p>
          </table:table-cell>
          <table:table-cell table:number-columns-repeated="16372"/>
        </table:table-row>
        <table:table-row table:number-rows-repeated="1048528" table:style-name="ro2">
          <table:table-cell table:number-columns-repeated="16384"/>
        </table:table-row>
      </table:table>
      <table:database-ranges>
        <table:database-range table:target-range-address="Taux_d_e_change.F3:Taux_d_e_change.G7">
          <table:sort>
            <table:sort-by table:field-number="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wentieth Century" svg:font-family="&quot;Twentieth Century&quot;"/>
  </office:font-face-decls>
  <office:styles>
    <number:number-style style:name="N0">
      <number:number number:min-integer-digits="1"/>
    </number:number-style>
    <number:number-style style:name="N36">
      <number:number number:decimal-places="3" number:min-decimal-places="3" number:min-integer-digits="1"/>
    </number:number-style>
    <number:date-style style:name="N38P0">
      <number:day/>
      <number:text>-</number:text>
      <number:month/>
      <number:text>-</number:text>
      <number:year/>
    </number:date-style>
    <number:text-style style:name="N38">
      <number:text-content/>
      <style:map style:condition="value()&gt;=0" style:apply-style-name="N38P0"/>
    </number:text-style>
    <number:time-style style:name="N42P0">
      <number:hours/>
      <number:text>:</number:text>
      <number:minutes number:style="long"/>
      <number:text>:</number:text>
      <number:seconds number:style="long"/>
    </number:time-style>
    <number:text-style style:name="N42">
      <number:text-content/>
      <style:map style:condition="value()&gt;=0" style:apply-style-name="N42P0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MarouaLoukil</meta:initial-creator>
    <dc:creator>Kammoun Khaled</dc:creator>
    <meta:creation-date>2024-10-19T09:04:45Z</meta:creation-date>
    <dc:date>2024-10-31T11:15:21Z</dc:date>
  </office:meta>
</office:document-meta>
</file>